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Heading_20_1">
      <style:text-properties officeooo:rsid="0006fb85" officeooo:paragraph-rsid="0006fb85"/>
    </style:style>
    <style:style style:name="P6" style:family="paragraph" style:parent-style-name="Heading_20_2">
      <style:text-properties officeooo:rsid="00086a6f" officeooo:paragraph-rsid="00086a6f"/>
    </style:style>
    <style:style style:name="P7" style:family="paragraph" style:parent-style-name="Heading_20_2">
      <style:text-properties officeooo:rsid="000a38ff" officeooo:paragraph-rsid="000a38ff"/>
    </style:style>
    <style:style style:name="P8" style:family="paragraph" style:parent-style-name="Heading_20_3">
      <style:text-properties officeooo:rsid="00086a6f" officeooo:paragraph-rsid="00086a6f"/>
    </style:style>
    <style:style style:name="P9" style:family="paragraph" style:parent-style-name="Heading_20_3">
      <style:text-properties officeooo:rsid="000a38ff" officeooo:paragraph-rsid="000a38ff"/>
    </style:style>
    <style:style style:name="P10" style:family="paragraph" style:parent-style-name="Heading_20_3">
      <style:text-properties officeooo:rsid="000a38ff" officeooo:paragraph-rsid="000a642c"/>
    </style:style>
    <style:style style:name="P11" style:family="paragraph" style:parent-style-name="Heading_20_3">
      <style:text-properties officeooo:rsid="000a38ff" officeooo:paragraph-rsid="000c2168"/>
    </style:style>
    <style:style style:name="P12" style:family="paragraph" style:parent-style-name="Heading_20_3">
      <style:text-properties officeooo:rsid="000a38ff" officeooo:paragraph-rsid="000eb891"/>
    </style:style>
    <style:style style:name="P13" style:family="paragraph" style:parent-style-name="Heading_20_3">
      <style:text-properties officeooo:rsid="000a38ff" officeooo:paragraph-rsid="000f10c8"/>
    </style:style>
    <style:style style:name="P14" style:family="paragraph" style:parent-style-name="Heading_20_3">
      <style:text-properties officeooo:rsid="0016dbe3" officeooo:paragraph-rsid="0016dbe3"/>
    </style:style>
    <style:style style:name="P15" style:family="paragraph" style:parent-style-name="Heading_20_3">
      <style:text-properties style:text-underline-style="none" officeooo:rsid="000a38ff" officeooo:paragraph-rsid="00191dea"/>
    </style:style>
    <style:style style:name="P1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17" style:family="paragraph" style:parent-style-name="Text_20_body">
      <style:text-properties officeooo:rsid="0016dbe3" officeooo:paragraph-rsid="0016dbe3"/>
    </style:style>
    <style:style style:name="P18" style:family="paragraph" style:parent-style-name="Text_20_body">
      <style:text-properties officeooo:rsid="000f10c8" officeooo:paragraph-rsid="000f10c8"/>
    </style:style>
    <style:style style:name="P19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0850"/>
    </style:style>
    <style:style style:name="T7" style:family="text">
      <style:text-properties officeooo:rsid="0012e64f"/>
    </style:style>
    <style:style style:name="T8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9" style:family="text">
      <style:text-properties style:font-name="Liberation Sans" fo:font-size="18.2000007629395pt" style:text-underline-style="solid" style:text-underline-width="auto" style:text-underline-color="font-color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10" style:family="text">
      <style:text-properties officeooo:rsid="001335d7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f10c8"/>
    </style:style>
    <style:style style:name="T13" style:family="text">
      <style:text-properties style:text-underline-style="solid" style:text-underline-width="auto" style:text-underline-color="font-color" officeooo:rsid="000e20a8"/>
    </style:style>
    <style:style style:name="T14" style:family="text">
      <style:text-properties style:text-underline-style="solid" style:text-underline-width="auto" style:text-underline-color="font-color" officeooo:rsid="0014e4af"/>
    </style:style>
    <style:style style:name="T15" style:family="text">
      <style:text-properties style:text-underline-style="solid" style:text-underline-width="auto" style:text-underline-color="font-color" officeooo:rsid="000c2168"/>
    </style:style>
    <style:style style:name="T16" style:family="text">
      <style:text-properties style:text-underline-style="solid" style:text-underline-width="auto" style:text-underline-color="font-color" officeooo:rsid="000a642c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2e64f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1a3e19"/>
    </style:style>
    <style:style style:name="T21" style:family="text">
      <style:text-properties style:text-underline-style="solid" style:text-underline-width="auto" style:text-underline-color="font-color" officeooo:rsid="001abaa7"/>
    </style:style>
    <style:style style:name="T22" style:family="text">
      <style:text-properties fo:font-weight="bold" officeooo:rsid="00120850" style:font-weight-asian="bold" style:font-weight-complex="bold"/>
    </style:style>
    <style:style style:name="T23" style:family="text">
      <style:text-properties fo:font-weight="bold" officeooo:rsid="0012e64f" style:font-weight-asian="bold" style:font-weight-complex="bold"/>
    </style:style>
    <style:style style:name="T24" style:family="text">
      <style:text-properties fo:font-weight="bold" officeooo:rsid="00191dea" style:font-weight-asian="bold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bold" officeooo:rsid="00120850" style:font-weight-asian="bold" style:font-weight-complex="bold"/>
    </style:style>
    <style:style style:name="T28" style:family="text">
      <style:text-properties style:text-underline-style="none" officeooo:rsid="00120850"/>
    </style:style>
    <style:style style:name="T29" style:family="text">
      <style:text-properties style:text-underline-style="none" officeooo:rsid="001aba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ite web</text:h>
      <text:h text:style-name="P6" text:outline-level="2">Catégories :</text:h>
      <text:h text:style-name="P8" text:outline-level="3">Home :</text:h>
      <text:h text:style-name="P8" text:outline-level="3">Présentation :</text:h>
      <text:h text:style-name="P8" text:outline-level="3">Youtube :</text:h>
      <text:h text:style-name="P8" text:outline-level="3">Projets :</text:h>
      <text:h text:style-name="P8" text:outline-level="3">Références :</text:h>
      <text:h text:style-name="P7" text:outline-level="2">Commits :</text:h>
      <text:h text:style-name="P14" text:outline-level="3">Règles :</text:h>
      <text:p text:style-name="P17">Nom des commits : « Nom Version-Sous version »</text:p>
      <text:p text:style-name="P17">Texte souligné : raison du changement de sous-version</text:p>
      <text:p text:style-name="P17">Texte gras : raison du changement de version</text:p>
      <text:p text:style-name="P17">Texte gras et souligné : raison du changement de nom</text:p>
      <text:h text:style-name="P9" text:outline-level="3">Commit « Image de construction 1-1 » :</text:h>
      <text:p text:style-name="P1"><text:span text:style-name="T17">Création du site</text:span> (texte pour dire que le site est en construction).</text:p>
      <text:h text:style-name="P9" text:outline-level="3">Commit « Image de construction 1-2 » :</text:h>
      <text:p text:style-name="P1">Ajout d’une image d’arrière plan (fond bleu fond.png) <text:span text:style-name="T1">et du </text:span><text:span text:style-name="T16">style (style.css)</text:span><text:span text:style-name="T11">.</text:span></text:p>
      <text:h text:style-name="P9" text:outline-level="3">Commit « Image de construction 1-3 » :</text:h>
      <text:p text:style-name="P16">Ajout d’une partie spéciale pour le contenu du site.</text:p>
      <text:h text:style-name="P10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3">text</text:span><text:span text:style-name="T14">e</text:span><text:span text:style-name="T13"> (Site web.odt)</text:span><text:span text:style-name="T15">.</text:span></text:p>
      <text:h text:style-name="P11" text:outline-level="3">Commit « Image de construction 1-<text:span text:style-name="T2">5</text:span> » :</text:h>
      <text:p text:style-name="P3">Amélioration des boutons d’améliorations. <text:span text:style-name="T12">Ajout du flex dans la pages des boutons.</text:span></text:p>
      <text:h text:style-name="P12" text:outline-level="3"><text:soft-page-break/>Commit « Image de construction 1-<text:span text:style-name="T2">5-</text:span><text:span text:style-name="T4">1</text:span> » :</text:h>
      <text:p text:style-name="P4">Amélioration de (Site web.odt).</text:p>
      <text:h text:style-name="P13" text:outline-level="3">Commit « <text:span text:style-name="T8">Site web</text:span> 1-<text:span text:style-name="T7">1</text:span> » :</text:h>
      <text:p text:style-name="P18">Amélioration de la mise en page (section, article …). Amélioration des boutons (boutons justifiés). <text:span text:style-name="T5">Ajout du dossier « other » pour les truc autres que les pages htlm, </text:span><text:span text:style-name="T10">js</text:span><text:span text:style-name="T5"> et les styles. </text:span><text:span text:style-name="T18">Ajout de programme.js.</text:span></text:p>
      <text:h text:style-name="P15" text:outline-level="3"><text:span text:style-name="T22">Commit « </text:span><text:span text:style-name="T8">Site web</text:span><text:span text:style-name="T22"> 1-</text:span><text:span text:style-name="T24">2</text:span><text:span text:style-name="T22"> » :</text:span></text:h>
      <text:p text:style-name="P19"><text:span text:style-name="T28">A</text:span><text:span text:style-name="T25">mélioration des boutons. </text:span><text:span text:style-name="T11">Supression de programme.js, ajout des </text:span><text:span text:style-name="T20">balises</text:span><text:span text:style-name="T11"> script à la place.</text:span><text:span text:style-name="T25"> </text:span><text:span text:style-name="T29">Ajout de commentair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8T21:46:51.407000000</dc:date>
    <meta:editing-duration>PT4H29M10S</meta:editing-duration>
    <meta:editing-cycles>18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9" meta:word-count="229" meta:character-count="1280" meta:non-whitespace-character-count="1080"/>
  </office:meta>
</office:document-meta>
</file>